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185396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Banda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la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ta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Primera toma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CEPTABL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EPTABLE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Naranja</text:p>
          </table:table-cell>
          <table:table-cell office:value-type="float" office:value="157" calcext:value-type="float">
            <text:p>157</text:p>
          </table:table-cell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***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Amarillo</text:p>
          </table:table-cell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156" calcext:value-type="float">
            <text:p>156</text:p>
          </table:table-cell>
          <table:table-cell office:value-type="float" office:value="162" calcext:value-type="float">
            <text:p>16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do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RDE MILITAR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Segunda toma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CEP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183" calcext:value-type="float">
            <text:p>183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VERDE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office:value-type="float" office:value="176" calcext:value-type="float">
            <text:p>176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illo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do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ERDE MILITAR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 table:number-columns-spanned="5" table:number-rows-spanned="1">
            <text:p>Tercera toma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27" calcext:value-type="float">
            <text:p>27</text:p>
          </table:table-cell>
          <table:table-cell office:value-type="float" office:value="131" calcext:value-type="float">
            <text:p>13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ACEPTABL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177" calcext:value-type="float">
            <text:p>177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75" calcext:value-type="float">
            <text:p>75</text:p>
          </table:table-cell>
          <table:table-cell office:value-type="float" office:value="177" calcext:value-type="float">
            <text:p>17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ACEPTABL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illo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CEP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G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do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ERDE MILITAR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Promedio</text:p>
          </table:table-cell>
          <table:covered-table-cell table:number-columns-repeated="4" table:style-name="Default"/>
          <table:table-cell table:number-columns-repeated="2"/>
        </table:table-row>
        <table:table-row table:style-name="ro1">
          <table:table-cell office:value-type="string" calcext:value-type="string">
            <text:p>Azul</text:p>
          </table:table-cell>
          <table:table-cell table:style-name="ce2" table:formula="of:=([.B4]+[.B12]+[.B20])/3" office:value-type="float" office:value="34.6666666666667" calcext:value-type="float">
            <text:p>35</text:p>
          </table:table-cell>
          <table:table-cell table:style-name="ce2" table:formula="of:=([.C4]+[.C12]+[.C20])/3" office:value-type="float" office:value="131.333333333333" calcext:value-type="float">
            <text:p>131</text:p>
          </table:table-cell>
          <table:table-cell table:style-name="ce2" table:formula="of:=([.D4]+[.D12]+[.D20])/3" office:value-type="float" office:value="169.333333333333" calcext:value-type="float">
            <text:p>16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jo</text:p>
          </table:table-cell>
          <table:table-cell table:style-name="ce2" table:formula="of:=([.B5]+[.B13]+[.B21])/3" office:value-type="float" office:value="166.333333333333" calcext:value-type="float">
            <text:p>166</text:p>
          </table:table-cell>
          <table:table-cell table:style-name="ce2" table:formula="of:=([.C5]+[.C13]+[.C21])/3" office:value-type="float" office:value="97.3333333333333" calcext:value-type="float">
            <text:p>97</text:p>
          </table:table-cell>
          <table:table-cell table:style-name="ce2" table:formula="of:=([.D5]+[.D13]+[.D21])/3" office:value-type="float" office:value="61.6666666666667" calcext:value-type="float">
            <text:p>6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erde</text:p>
          </table:table-cell>
          <table:table-cell table:style-name="ce2" table:formula="of:=([.B6]+[.B14]+[.B22])/3" office:value-type="float" office:value="63.6666666666667" calcext:value-type="float">
            <text:p>64</text:p>
          </table:table-cell>
          <table:table-cell table:style-name="ce2" table:formula="of:=([.C6]+[.C14]+[.C22])/3" office:value-type="float" office:value="158.666666666667" calcext:value-type="float">
            <text:p>159</text:p>
          </table:table-cell>
          <table:table-cell table:style-name="ce2" table:formula="of:=([.D6]+[.D14]+[.D22])/3" office:value-type="float" office:value="96" calcext:value-type="float">
            <text:p>9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style-name="ce2" table:formula="of:=([.B7]+[.B15]+[.B23])/3" office:value-type="float" office:value="167" calcext:value-type="float">
            <text:p>167</text:p>
          </table:table-cell>
          <table:table-cell table:style-name="ce2" table:formula="of:=([.C7]+[.C15]+[.C23])/3" office:value-type="float" office:value="140.666666666667" calcext:value-type="float">
            <text:p>141</text:p>
          </table:table-cell>
          <table:table-cell table:style-name="ce2" table:formula="of:=([.D7]+[.D15]+[.D23])/3" office:value-type="float" office:value="61" calcext:value-type="float">
            <text:p>6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marillo</text:p>
          </table:table-cell>
          <table:table-cell table:style-name="ce2" table:formula="of:=([.B8]+[.B16]+[.B24])/3" office:value-type="float" office:value="158.333333333333" calcext:value-type="float">
            <text:p>158</text:p>
          </table:table-cell>
          <table:table-cell table:style-name="ce2" table:formula="of:=([.C8]+[.C16]+[.C24])/3" office:value-type="float" office:value="166" calcext:value-type="float">
            <text:p>166</text:p>
          </table:table-cell>
          <table:table-cell table:style-name="ce2" table:formula="of:=([.D8]+[.D16]+[.D24])/3" office:value-type="float" office:value="77.6666666666667" calcext:value-type="float">
            <text:p>7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lanco</text:p>
          </table:table-cell>
          <table:table-cell table:style-name="ce2" table:formula="of:=([.B9]+[.B17]+[.B25])/3" office:value-type="float" office:value="153" calcext:value-type="float">
            <text:p>153</text:p>
          </table:table-cell>
          <table:table-cell table:style-name="ce2" table:formula="of:=([.C9]+[.C17]+[.C25])/3" office:value-type="float" office:value="162" calcext:value-type="float">
            <text:p>162</text:p>
          </table:table-cell>
          <table:table-cell table:style-name="ce2" table:formula="of:=([.D9]+[.D17]+[.D25])/3" office:value-type="float" office:value="154.333333333333" calcext:value-type="float">
            <text:p>15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ndo</text:p>
          </table:table-cell>
          <table:table-cell table:style-name="ce2" table:formula="of:=([.B10]+[.B18]+[.B26])/3" office:value-type="float" office:value="87" calcext:value-type="float">
            <text:p>87</text:p>
          </table:table-cell>
          <table:table-cell table:style-name="ce2" table:formula="of:=([.C10]+[.C18]+[.C26])/3" office:value-type="float" office:value="106.333333333333" calcext:value-type="float">
            <text:p>106</text:p>
          </table:table-cell>
          <table:table-cell table:style-name="ce2" table:formula="of:=([.D10]+[.D18]+[.D26])/3" office:value-type="float" office:value="77" calcext:value-type="float">
            <text:p>77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01T01:15:10.230892302</meta:creation-date>
    <dc:date>2021-02-01T06:22:13.592215596</dc:date>
    <meta:editing-duration>PT3H7M41S</meta:editing-duration>
    <meta:editing-cycles>1</meta:editing-cycles>
    <meta:document-statistic meta:table-count="1" meta:cell-count="143" meta:object-count="0"/>
    <meta:generator>LibreOffice/6.3.5.2$Linux_X86_64 LibreOffice_project/30$Build-2</meta:generator>
  </office:meta>
</office:document-meta>
</file>